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A87169C81953FBFB.jpg" manifest:media-type="image/jpeg"/>
  <manifest:file-entry manifest:full-path="Pictures/10000000000001F4000001F49B5D7FF9B50AA606.jpg" manifest:media-type="image/jpeg"/>
  <manifest:file-entry manifest:full-path="Pictures/10000000000001F4000001F410EA68B8348EC955.jpg" manifest:media-type="image/jpeg"/>
  <manifest:file-entry manifest:full-path="Pictures/10000000000001F4000001F4F4B74BC77CF24A50.jpg" manifest:media-type="image/jpeg"/>
  <manifest:file-entry manifest:full-path="Pictures/10000000000001F4000001F4C1BDAAC167E6D9A4.jpg" manifest:media-type="image/jpeg"/>
  <manifest:file-entry manifest:full-path="Pictures/10000000000001F4000001F4355AE869C5310988.jpg" manifest:media-type="image/jpeg"/>
  <manifest:file-entry manifest:full-path="Pictures/10000000000001F4000001F494FE8B6EE0E2AE87.jpg" manifest:media-type="image/jpeg"/>
  <manifest:file-entry manifest:full-path="Pictures/10000000000001F4000001F4B1828862476FBAF3.jpg" manifest:media-type="image/jpeg"/>
  <manifest:file-entry manifest:full-path="Pictures/10000000000001F4000001F4B418AD9B42BF04AD.jpg" manifest:media-type="image/jpeg"/>
  <manifest:file-entry manifest:full-path="Pictures/10000000000001F4000001F4EA914833EBC6EEE9.jpg" manifest:media-type="image/jpeg"/>
  <manifest:file-entry manifest:full-path="Pictures/10000000000001F4000001F4375E5E17E04E882B.jpg" manifest:media-type="image/jpeg"/>
  <manifest:file-entry manifest:full-path="Pictures/10000000000001F4000001F40F871109F805CEFE.jpg" manifest:media-type="image/jpeg"/>
  <manifest:file-entry manifest:full-path="Pictures/10000000000001F4000001F47AB33ED11361FCA5.jpg" manifest:media-type="image/jpeg"/>
  <manifest:file-entry manifest:full-path="Pictures/10000000000001F4000001F43442FF38C67CE8B7.jpg" manifest:media-type="image/jpeg"/>
  <manifest:file-entry manifest:full-path="Pictures/10000000000001F4000001F44C6896FB12F00434.jpg" manifest:media-type="image/jpeg"/>
  <manifest:file-entry manifest:full-path="Pictures/10000000000001F4000001F44257612C59DA318B.jpg" manifest:media-type="image/jpeg"/>
  <manifest:file-entry manifest:full-path="Pictures/10000000000001F4000001F409540B30B73B25B7.jpg" manifest:media-type="image/jpeg"/>
  <manifest:file-entry manifest:full-path="Pictures/10000000000001F4000001F4D28D7790053DDF66.jpg" manifest:media-type="image/jpeg"/>
  <manifest:file-entry manifest:full-path="Pictures/10000000000001F4000001F40BB32369FA9236CA.jpg" manifest:media-type="image/jpeg"/>
  <manifest:file-entry manifest:full-path="Pictures/10000000000001F4000001F458D3DD51C572D4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94cm" svg:height="4.394cm" svg:x="1.229cm" svg:y="1.051cm">
          <draw:image xlink:href="Pictures/10000000000001F4000001F4B418AD9B42BF04AD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.051cm">
          <draw:image xlink:href="Pictures/10000000000001F4000001F4EA914833EBC6EEE9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.051cm">
          <draw:image xlink:href="Pictures/10000000000001F4000001F4B1828862476FBAF3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.051cm">
          <draw:image xlink:href="Pictures/10000000000001F4000001F44C6896FB12F00434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6.436cm">
          <draw:image xlink:href="Pictures/10000000000001F4000001F43442FF38C67CE8B7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6.436cm">
          <draw:image xlink:href="Pictures/10000000000001F4000001F44257612C59DA318B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6.436cm">
          <draw:image xlink:href="Pictures/10000000000001F4000001F409540B30B73B25B7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6.436cm">
          <draw:image xlink:href="Pictures/10000000000001F4000001F4375E5E17E04E882B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1.846cm">
          <draw:image xlink:href="Pictures/10000000000001F4000001F40BB32369FA9236CA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1.846cm">
          <draw:image xlink:href="Pictures/10000000000001F4000001F458D3DD51C572D417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1.846cm">
          <draw:image xlink:href="Pictures/10000000000001F4000001F494FE8B6EE0E2AE87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1.846cm">
          <draw:image xlink:href="Pictures/10000000000001F4000001F4355AE869C5310988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7.231cm">
          <draw:image xlink:href="Pictures/10000000000001F4000001F47AB33ED11361FCA5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7.231cm">
          <draw:image xlink:href="Pictures/10000000000001F4000001F4F4B74BC77CF24A50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7.231cm">
          <draw:image xlink:href="Pictures/10000000000001F4000001F410EA68B8348EC955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7.231cm">
          <draw:image xlink:href="Pictures/10000000000001F4000001F40F871109F805CEFE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22.641cm">
          <draw:image xlink:href="Pictures/10000000000001F4000001F4C1BDAAC167E6D9A4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22.641cm">
          <draw:image xlink:href="Pictures/10000000000001F4000001F4D28D7790053DDF66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22.641cm">
          <draw:image xlink:href="Pictures/10000000000001F4000001F49B5D7FF9B50AA606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22.641cm">
          <draw:image xlink:href="Pictures/10000000000001F4000001F4A87169C81953FBF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04:05:59.882089758</meta:creation-date>
    <dc:date>2018-04-12T00:02:54.913152362</dc:date>
    <meta:editing-duration>PT6H1M49S</meta:editing-duration>
    <meta:editing-cycles>8</meta:editing-cycles>
    <meta:generator>LibreOffice/5.1.6.2$Linux_X86_64 LibreOffice_project/10m0$Build-2</meta:generator>
    <meta:print-date>2018-04-12T00:02:59.064880620</meta:print-date>
    <meta:document-statistic meta:object-count="20"/>
  </office:meta>
</office:document-meta>
</file>